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034" officeooo:paragraph-rsid="00068034"/>
    </style:style>
    <style:style style:name="P2" style:family="paragraph" style:parent-style-name="Standard">
      <style:text-properties officeooo:rsid="000700b1" officeooo:paragraph-rsid="00070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/>
      <text:p text:style-name="P2">Bug Fixed</text:p>
      <text:p text:style-name="P1">Fix bug at getStartDay() from always returning -1 to return startDay because this make it hard for toString() to be covered properl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6:53:28.003536453</meta:creation-date>
    <dc:date>2018-04-23T16:54:54.540659005</dc:date>
    <meta:editing-duration>PT1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5" meta:character-count="147" meta:non-whitespace-character-count="125"/>
  </office:meta>
</office:document-meta>
</file>